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147.66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142.24pt"/>
    </style:style>
    <style:style style:name="co6" style:family="table-column">
      <style:table-column-properties fo:break-before="auto" style:column-width="162.34pt"/>
    </style:style>
    <style:style style:name="co7" style:family="table-column">
      <style:table-column-properties fo:break-before="auto" style:column-width="190.15pt"/>
    </style:style>
    <style:style style:name="co8" style:family="table-column">
      <style:table-column-properties fo:break-before="auto" style:column-width="202.51pt"/>
    </style:style>
    <style:style style:name="co9" style:family="table-column">
      <style:table-column-properties fo:break-before="auto" style:column-width="184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-set-results-backoff" table:style-name="ta1">
        <table:shapes>
          <draw:frame draw:z-index="0" draw:style-name="gr1" draw:text-style-name="P1" svg:width="1050.18pt" svg:height="435.2pt" svg:x="182.24pt" svg:y="195pt">
            <draw:object draw:notify-on-update-of-ranges="'list-set-results-backoff'.A1:'list-set-results-backoff'.A1 'list-set-results-backoff'.A2:'list-set-results-backoff'.A15 'list-set-results-backoff'.B1:'list-set-results-backoff'.B1 'list-set-results-backoff'.B2:'list-set-results-backoff'.B15 'list-set-results-backoff'.C1:'list-set-results-backoff'.C1 'list-set-results-backoff'.C2:'list-set-results-backoff'.C15 'list-set-results-backoff'.D1:'list-set-results-backoff'.D1 'list-set-results-backoff'.D2:'list-set-results-backoff'.D15 'list-set-results-backoff'.E1:'list-set-results-backoff'.E1 'list-set-results-backoff'.E2:'list-set-results-backoff'.E15 'list-set-results-backoff'.F1:'list-set-results-backoff'.F1 'list-set-results-backoff'.F2:'list-set-results-backoff'.F15 'list-set-results-backoff'.G1:'list-set-results-backoff'.G1 'list-set-results-backoff'.G2:'list-set-results-backoff'.G15 'list-set-results-backoff'.H1:'list-set-results-backoff'.H1 'list-set-results-backoff'.H2:'list-set-results-backoff'.H15 'list-set-results-backoff'.I1:'list-set-results-backoff'.I1 'list-set-results-backoff'.I2:'list-set-results-backoff'.I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[no backoff]lock-free list"</text:p>
          </table:table-cell>
          <table:table-cell office:value-type="string" calcext:value-type="string">
            <text:p>[constant backoff]lock-free list"</text:p>
          </table:table-cell>
          <table:table-cell office:value-type="string" calcext:value-type="string">
            <text:p>[exponential backoff]lock-free list"</text:p>
          </table:table-cell>
          <table:table-cell office:value-type="string" calcext:value-type="string">
            <text:p>[random backoff]lock-free list"</text:p>
          </table:table-cell>
          <table:table-cell office:value-type="string" calcext:value-type="string">
            <text:p>[no backoff]lock-free list with pool"</text:p>
          </table:table-cell>
          <table:table-cell office:value-type="string" calcext:value-type="string">
            <text:p>[constant backoff]lock-free list with pool"</text:p>
          </table:table-cell>
          <table:table-cell office:value-type="string" calcext:value-type="string">
            <text:p>[exponential backoff]lock-free list with pool"</text:p>
          </table:table-cell>
          <table:table-cell office:value-type="string" calcext:value-type="string">
            <text:p>[random backoff]lock-free list with pool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561.1" calcext:value-type="float">
            <text:p>39561.1</text:p>
          </table:table-cell>
          <table:table-cell office:value-type="float" office:value="38257.8" calcext:value-type="float">
            <text:p>38257.8</text:p>
          </table:table-cell>
          <table:table-cell office:value-type="float" office:value="40323.8" calcext:value-type="float">
            <text:p>40323.8</text:p>
          </table:table-cell>
          <table:table-cell office:value-type="float" office:value="40715.1" calcext:value-type="float">
            <text:p>40715.1</text:p>
          </table:table-cell>
          <table:table-cell office:value-type="float" office:value="52167.9" calcext:value-type="float">
            <text:p>52167.9</text:p>
          </table:table-cell>
          <table:table-cell office:value-type="float" office:value="52190.6" calcext:value-type="float">
            <text:p>52190.6</text:p>
          </table:table-cell>
          <table:table-cell office:value-type="float" office:value="44116.7" calcext:value-type="float">
            <text:p>44116.7</text:p>
          </table:table-cell>
          <table:table-cell office:value-type="float" office:value="45791.9" calcext:value-type="float">
            <text:p>4579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236.3" calcext:value-type="float">
            <text:p>67236.3</text:p>
          </table:table-cell>
          <table:table-cell office:value-type="float" office:value="66558.4" calcext:value-type="float">
            <text:p>66558.4</text:p>
          </table:table-cell>
          <table:table-cell office:value-type="float" office:value="67343.3" calcext:value-type="float">
            <text:p>67343.3</text:p>
          </table:table-cell>
          <table:table-cell office:value-type="float" office:value="66748.5" calcext:value-type="float">
            <text:p>66748.5</text:p>
          </table:table-cell>
          <table:table-cell office:value-type="float" office:value="89984.5" calcext:value-type="float">
            <text:p>89984.5</text:p>
          </table:table-cell>
          <table:table-cell office:value-type="float" office:value="87251.8" calcext:value-type="float">
            <text:p>87251.8</text:p>
          </table:table-cell>
          <table:table-cell office:value-type="float" office:value="76442.6" calcext:value-type="float">
            <text:p>76442.6</text:p>
          </table:table-cell>
          <table:table-cell office:value-type="float" office:value="76665.5" calcext:value-type="float">
            <text:p>7666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896.1" calcext:value-type="float">
            <text:p>61896.1</text:p>
          </table:table-cell>
          <table:table-cell office:value-type="float" office:value="61227.5" calcext:value-type="float">
            <text:p>61227.5</text:p>
          </table:table-cell>
          <table:table-cell office:value-type="float" office:value="61964.8" calcext:value-type="float">
            <text:p>61964.8</text:p>
          </table:table-cell>
          <table:table-cell office:value-type="float" office:value="62165.9" calcext:value-type="float">
            <text:p>62165.9</text:p>
          </table:table-cell>
          <table:table-cell office:value-type="float" office:value="78211.7" calcext:value-type="float">
            <text:p>78211.7</text:p>
          </table:table-cell>
          <table:table-cell office:value-type="float" office:value="78250.4" calcext:value-type="float">
            <text:p>78250.4</text:p>
          </table:table-cell>
          <table:table-cell office:value-type="float" office:value="68726.1" calcext:value-type="float">
            <text:p>68726.1</text:p>
          </table:table-cell>
          <table:table-cell office:value-type="float" office:value="69052.4" calcext:value-type="float">
            <text:p>6905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566.9" calcext:value-type="float">
            <text:p>58566.9</text:p>
          </table:table-cell>
          <table:table-cell office:value-type="float" office:value="57924.6" calcext:value-type="float">
            <text:p>57924.6</text:p>
          </table:table-cell>
          <table:table-cell office:value-type="float" office:value="58872.9" calcext:value-type="float">
            <text:p>58872.9</text:p>
          </table:table-cell>
          <table:table-cell office:value-type="float" office:value="58303.2" calcext:value-type="float">
            <text:p>58303.2</text:p>
          </table:table-cell>
          <table:table-cell office:value-type="float" office:value="73189" calcext:value-type="float">
            <text:p>73189</text:p>
          </table:table-cell>
          <table:table-cell office:value-type="float" office:value="71526.6" calcext:value-type="float">
            <text:p>71526.6</text:p>
          </table:table-cell>
          <table:table-cell office:value-type="float" office:value="64450.7" calcext:value-type="float">
            <text:p>64450.7</text:p>
          </table:table-cell>
          <table:table-cell office:value-type="float" office:value="63871.7" calcext:value-type="float">
            <text:p>63871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224.3" calcext:value-type="float">
            <text:p>56224.3</text:p>
          </table:table-cell>
          <table:table-cell office:value-type="float" office:value="55442" calcext:value-type="float">
            <text:p>55442</text:p>
          </table:table-cell>
          <table:table-cell office:value-type="float" office:value="55959.4" calcext:value-type="float">
            <text:p>55959.4</text:p>
          </table:table-cell>
          <table:table-cell office:value-type="float" office:value="55736.6" calcext:value-type="float">
            <text:p>55736.6</text:p>
          </table:table-cell>
          <table:table-cell office:value-type="float" office:value="66492.9" calcext:value-type="float">
            <text:p>66492.9</text:p>
          </table:table-cell>
          <table:table-cell office:value-type="float" office:value="66899.4" calcext:value-type="float">
            <text:p>66899.4</text:p>
          </table:table-cell>
          <table:table-cell office:value-type="float" office:value="60725.4" calcext:value-type="float">
            <text:p>60725.4</text:p>
          </table:table-cell>
          <table:table-cell office:value-type="float" office:value="60603.7" calcext:value-type="float">
            <text:p>60603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570.1" calcext:value-type="float">
            <text:p>54570.1</text:p>
          </table:table-cell>
          <table:table-cell office:value-type="float" office:value="53301.9" calcext:value-type="float">
            <text:p>53301.9</text:p>
          </table:table-cell>
          <table:table-cell office:value-type="float" office:value="54701.4" calcext:value-type="float">
            <text:p>54701.4</text:p>
          </table:table-cell>
          <table:table-cell office:value-type="float" office:value="54937.7" calcext:value-type="float">
            <text:p>54937.7</text:p>
          </table:table-cell>
          <table:table-cell office:value-type="float" office:value="64336.1" calcext:value-type="float">
            <text:p>64336.1</text:p>
          </table:table-cell>
          <table:table-cell office:value-type="float" office:value="63992.8" calcext:value-type="float">
            <text:p>63992.8</text:p>
          </table:table-cell>
          <table:table-cell office:value-type="float" office:value="58134.8" calcext:value-type="float">
            <text:p>58134.8</text:p>
          </table:table-cell>
          <table:table-cell office:value-type="float" office:value="58606" calcext:value-type="float">
            <text:p>586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166.4" calcext:value-type="float">
            <text:p>53166.4</text:p>
          </table:table-cell>
          <table:table-cell office:value-type="float" office:value="53182.8" calcext:value-type="float">
            <text:p>53182.8</text:p>
          </table:table-cell>
          <table:table-cell office:value-type="float" office:value="53284.8" calcext:value-type="float">
            <text:p>53284.8</text:p>
          </table:table-cell>
          <table:table-cell office:value-type="float" office:value="54031.3" calcext:value-type="float">
            <text:p>54031.3</text:p>
          </table:table-cell>
          <table:table-cell office:value-type="float" office:value="63641.5" calcext:value-type="float">
            <text:p>63641.5</text:p>
          </table:table-cell>
          <table:table-cell office:value-type="float" office:value="63004.9" calcext:value-type="float">
            <text:p>63004.9</text:p>
          </table:table-cell>
          <table:table-cell office:value-type="float" office:value="58282.2" calcext:value-type="float">
            <text:p>58282.2</text:p>
          </table:table-cell>
          <table:table-cell office:value-type="float" office:value="58025.5" calcext:value-type="float">
            <text:p>58025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625.7" calcext:value-type="float">
            <text:p>52625.7</text:p>
          </table:table-cell>
          <table:table-cell office:value-type="float" office:value="52885.8" calcext:value-type="float">
            <text:p>52885.8</text:p>
          </table:table-cell>
          <table:table-cell office:value-type="float" office:value="53573.2" calcext:value-type="float">
            <text:p>53573.2</text:p>
          </table:table-cell>
          <table:table-cell office:value-type="float" office:value="53645.4" calcext:value-type="float">
            <text:p>53645.4</text:p>
          </table:table-cell>
          <table:table-cell office:value-type="float" office:value="61408.4" calcext:value-type="float">
            <text:p>61408.4</text:p>
          </table:table-cell>
          <table:table-cell office:value-type="float" office:value="61412.2" calcext:value-type="float">
            <text:p>61412.2</text:p>
          </table:table-cell>
          <table:table-cell office:value-type="float" office:value="55856.8" calcext:value-type="float">
            <text:p>55856.8</text:p>
          </table:table-cell>
          <table:table-cell office:value-type="float" office:value="55940.2" calcext:value-type="float">
            <text:p>55940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804.8" calcext:value-type="float">
            <text:p>53804.8</text:p>
          </table:table-cell>
          <table:table-cell office:value-type="float" office:value="53995.8" calcext:value-type="float">
            <text:p>53995.8</text:p>
          </table:table-cell>
          <table:table-cell office:value-type="float" office:value="54709.6" calcext:value-type="float">
            <text:p>54709.6</text:p>
          </table:table-cell>
          <table:table-cell office:value-type="float" office:value="54201" calcext:value-type="float">
            <text:p>54201</text:p>
          </table:table-cell>
          <table:table-cell office:value-type="float" office:value="63783" calcext:value-type="float">
            <text:p>63783</text:p>
          </table:table-cell>
          <table:table-cell office:value-type="float" office:value="62102.8" calcext:value-type="float">
            <text:p>62102.8</text:p>
          </table:table-cell>
          <table:table-cell office:value-type="float" office:value="56154.9" calcext:value-type="float">
            <text:p>56154.9</text:p>
          </table:table-cell>
          <table:table-cell office:value-type="float" office:value="55496.4" calcext:value-type="float">
            <text:p>55496.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621" calcext:value-type="float">
            <text:p>53621</text:p>
          </table:table-cell>
          <table:table-cell office:value-type="float" office:value="53047.3" calcext:value-type="float">
            <text:p>53047.3</text:p>
          </table:table-cell>
          <table:table-cell office:value-type="float" office:value="53849.1" calcext:value-type="float">
            <text:p>53849.1</text:p>
          </table:table-cell>
          <table:table-cell office:value-type="float" office:value="53591.5" calcext:value-type="float">
            <text:p>53591.5</text:p>
          </table:table-cell>
          <table:table-cell office:value-type="float" office:value="61899" calcext:value-type="float">
            <text:p>61899</text:p>
          </table:table-cell>
          <table:table-cell office:value-type="float" office:value="58935.5" calcext:value-type="float">
            <text:p>58935.5</text:p>
          </table:table-cell>
          <table:table-cell office:value-type="float" office:value="54389.2" calcext:value-type="float">
            <text:p>54389.2</text:p>
          </table:table-cell>
          <table:table-cell office:value-type="float" office:value="53257" calcext:value-type="float">
            <text:p>532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459.5" calcext:value-type="float">
            <text:p>53459.5</text:p>
          </table:table-cell>
          <table:table-cell office:value-type="float" office:value="53092.6" calcext:value-type="float">
            <text:p>53092.6</text:p>
          </table:table-cell>
          <table:table-cell office:value-type="float" office:value="53348.7" calcext:value-type="float">
            <text:p>53348.7</text:p>
          </table:table-cell>
          <table:table-cell office:value-type="float" office:value="53862.3" calcext:value-type="float">
            <text:p>53862.3</text:p>
          </table:table-cell>
          <table:table-cell office:value-type="float" office:value="59578.3" calcext:value-type="float">
            <text:p>59578.3</text:p>
          </table:table-cell>
          <table:table-cell office:value-type="float" office:value="59817.2" calcext:value-type="float">
            <text:p>59817.2</text:p>
          </table:table-cell>
          <table:table-cell office:value-type="float" office:value="56078.7" calcext:value-type="float">
            <text:p>56078.7</text:p>
          </table:table-cell>
          <table:table-cell office:value-type="float" office:value="54906.1" calcext:value-type="float">
            <text:p>54906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751.5" calcext:value-type="float">
            <text:p>57751.5</text:p>
          </table:table-cell>
          <table:table-cell office:value-type="float" office:value="67257.6" calcext:value-type="float">
            <text:p>67257.6</text:p>
          </table:table-cell>
          <table:table-cell office:value-type="float" office:value="67821.7" calcext:value-type="float">
            <text:p>67821.7</text:p>
          </table:table-cell>
          <table:table-cell office:value-type="float" office:value="67884.2" calcext:value-type="float">
            <text:p>67884.2</text:p>
          </table:table-cell>
          <table:table-cell office:value-type="float" office:value="97861.7" calcext:value-type="float">
            <text:p>97861.7</text:p>
          </table:table-cell>
          <table:table-cell office:value-type="float" office:value="95304.6" calcext:value-type="float">
            <text:p>95304.6</text:p>
          </table:table-cell>
          <table:table-cell office:value-type="float" office:value="80886.7" calcext:value-type="float">
            <text:p>80886.7</text:p>
          </table:table-cell>
          <table:table-cell office:value-type="float" office:value="81958.6" calcext:value-type="float">
            <text:p>81958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246" calcext:value-type="float">
            <text:p>63246</text:p>
          </table:table-cell>
          <table:table-cell office:value-type="float" office:value="66082" calcext:value-type="float">
            <text:p>66082</text:p>
          </table:table-cell>
          <table:table-cell office:value-type="float" office:value="67047" calcext:value-type="float">
            <text:p>67047</text:p>
          </table:table-cell>
          <table:table-cell office:value-type="float" office:value="66936.9" calcext:value-type="float">
            <text:p>66936.9</text:p>
          </table:table-cell>
          <table:table-cell office:value-type="float" office:value="97987.6" calcext:value-type="float">
            <text:p>97987.6</text:p>
          </table:table-cell>
          <table:table-cell office:value-type="float" office:value="95364.6" calcext:value-type="float">
            <text:p>95364.6</text:p>
          </table:table-cell>
          <table:table-cell office:value-type="float" office:value="81672.6" calcext:value-type="float">
            <text:p>81672.6</text:p>
          </table:table-cell>
          <table:table-cell office:value-type="float" office:value="81933.7" calcext:value-type="float">
            <text:p>81933.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6071.7" calcext:value-type="float">
            <text:p>66071.7</text:p>
          </table:table-cell>
          <table:table-cell office:value-type="float" office:value="65000.2" calcext:value-type="float">
            <text:p>65000.2</text:p>
          </table:table-cell>
          <table:table-cell office:value-type="float" office:value="67817.9" calcext:value-type="float">
            <text:p>67817.9</text:p>
          </table:table-cell>
          <table:table-cell office:value-type="float" office:value="66008.6" calcext:value-type="float">
            <text:p>66008.6</text:p>
          </table:table-cell>
          <table:table-cell office:value-type="float" office:value="98138.1" calcext:value-type="float">
            <text:p>98138.1</text:p>
          </table:table-cell>
          <table:table-cell office:value-type="float" office:value="95377.6" calcext:value-type="float">
            <text:p>95377.6</text:p>
          </table:table-cell>
          <table:table-cell office:value-type="float" office:value="81910.4" calcext:value-type="float">
            <text:p>81910.4</text:p>
          </table:table-cell>
          <table:table-cell office:value-type="float" office:value="82208.4" calcext:value-type="float">
            <text:p>8220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17:41:30.146516505</dc:date>
    <meta:editing-duration>PT2M24S</meta:editing-duration>
    <meta:editing-cycles>1</meta:editing-cycles>
    <meta:document-statistic meta:table-count="1" meta:cell-count="135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049cm" svg:height="15.354cm" xlink:href=".." xlink:type="simple" chart:class="chart:line" chart:style-name="ch1">
        <chart:legend chart:legend-position="end" svg:x="29.064cm" svg:y="5.386cm" style:legend-expansion="high" chart:style-name="ch2"/>
        <chart:plot-area chart:style-name="ch3" table:cell-range-address="'list-set-results-backoff'.A1:'list-set-results-backoff'.I15" chart:data-source-has-labels="row" svg:x="0.74cm" svg:y="0.307cm" svg:width="27.584cm" svg:height="14.74cm">
          <chartooo:coordinate-region svg:x="1.917cm" svg:y="0.506cm" svg:width="26.035cm" svg:height="13.8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st-set-results-backoff'.A2:'list-set-results-backoff'.A15" chart:label-cell-address="'list-set-results-backoff'.A1:'list-set-results-backoff'.A1" chart:class="chart:line">
            <chart:data-point chart:repeated="14"/>
          </chart:series>
          <chart:series chart:style-name="ch7" chart:values-cell-range-address="'list-set-results-backoff'.B2:'list-set-results-backoff'.B15" chart:label-cell-address="'list-set-results-backoff'.B1:'list-set-results-backoff'.B1" chart:class="chart:line">
            <chart:data-point chart:repeated="14"/>
          </chart:series>
          <chart:series chart:style-name="ch8" chart:values-cell-range-address="'list-set-results-backoff'.C2:'list-set-results-backoff'.C15" chart:label-cell-address="'list-set-results-backoff'.C1:'list-set-results-backoff'.C1" chart:class="chart:line">
            <chart:data-point chart:repeated="14"/>
          </chart:series>
          <chart:series chart:style-name="ch9" chart:values-cell-range-address="'list-set-results-backoff'.D2:'list-set-results-backoff'.D15" chart:label-cell-address="'list-set-results-backoff'.D1:'list-set-results-backoff'.D1" chart:class="chart:line">
            <chart:data-point chart:repeated="14"/>
          </chart:series>
          <chart:series chart:style-name="ch10" chart:values-cell-range-address="'list-set-results-backoff'.E2:'list-set-results-backoff'.E15" chart:label-cell-address="'list-set-results-backoff'.E1:'list-set-results-backoff'.E1" chart:class="chart:line">
            <chart:data-point chart:repeated="14"/>
          </chart:series>
          <chart:series chart:style-name="ch11" chart:values-cell-range-address="'list-set-results-backoff'.F2:'list-set-results-backoff'.F15" chart:label-cell-address="'list-set-results-backoff'.F1:'list-set-results-backoff'.F1" chart:class="chart:line">
            <chart:data-point chart:repeated="14"/>
          </chart:series>
          <chart:series chart:style-name="ch12" chart:values-cell-range-address="'list-set-results-backoff'.G2:'list-set-results-backoff'.G15" chart:label-cell-address="'list-set-results-backoff'.G1:'list-set-results-backoff'.G1" chart:class="chart:line">
            <chart:data-point chart:repeated="14"/>
          </chart:series>
          <chart:series chart:style-name="ch13" chart:values-cell-range-address="'list-set-results-backoff'.H2:'list-set-results-backoff'.H15" chart:label-cell-address="'list-set-results-backoff'.H1:'list-set-results-backoff'.H1" chart:class="chart:line">
            <chart:data-point chart:repeated="14"/>
          </chart:series>
          <chart:series chart:style-name="ch14" chart:values-cell-range-address="'list-set-results-backoff'.I2:'list-set-results-backoff'.I15" chart:label-cell-address="'list-set-results-backoff'.I1:'list-set-results-backoff'.I1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nt</text:p>
                <draw:g>
                  <svg:desc>'list-set-results-backoff'.A1:'list-set-results-backoff'.A1</svg:desc>
                </draw:g>
              </table:table-cell>
              <table:table-cell office:value-type="string">
                <text:p>[no backoff]lock-free list"</text:p>
                <draw:g>
                  <svg:desc>'list-set-results-backoff'.B1:'list-set-results-backoff'.B1</svg:desc>
                </draw:g>
              </table:table-cell>
              <table:table-cell office:value-type="string">
                <text:p>[constant backoff]lock-free list"</text:p>
                <draw:g>
                  <svg:desc>'list-set-results-backoff'.C1:'list-set-results-backoff'.C1</svg:desc>
                </draw:g>
              </table:table-cell>
              <table:table-cell office:value-type="string">
                <text:p>[exponential backoff]lock-free list"</text:p>
                <draw:g>
                  <svg:desc>'list-set-results-backoff'.D1:'list-set-results-backoff'.D1</svg:desc>
                </draw:g>
              </table:table-cell>
              <table:table-cell office:value-type="string">
                <text:p>[random backoff]lock-free list"</text:p>
                <draw:g>
                  <svg:desc>'list-set-results-backoff'.E1:'list-set-results-backoff'.E1</svg:desc>
                </draw:g>
              </table:table-cell>
              <table:table-cell office:value-type="string">
                <text:p>[no backoff]lock-free list with pool"</text:p>
                <draw:g>
                  <svg:desc>'list-set-results-backoff'.F1:'list-set-results-backoff'.F1</svg:desc>
                </draw:g>
              </table:table-cell>
              <table:table-cell office:value-type="string">
                <text:p>[constant backoff]lock-free list with pool"</text:p>
                <draw:g>
                  <svg:desc>'list-set-results-backoff'.G1:'list-set-results-backoff'.G1</svg:desc>
                </draw:g>
              </table:table-cell>
              <table:table-cell office:value-type="string">
                <text:p>[exponential backoff]lock-free list with pool"</text:p>
                <draw:g>
                  <svg:desc>'list-set-results-backoff'.H1:'list-set-results-backoff'.H1</svg:desc>
                </draw:g>
              </table:table-cell>
              <table:table-cell office:value-type="string">
                <text:p>[random backoff]lock-free list with pool"</text:p>
                <draw:g>
                  <svg:desc>'list-set-results-backoff'.I1:'list-set-results-backoff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list-set-results-backoff'.A2:'list-set-results-backoff'.A15</svg:desc>
                </draw:g>
              </table:table-cell>
              <table:table-cell office:value-type="float" office:value="39561.1">
                <text:p>39561.1</text:p>
                <draw:g>
                  <svg:desc>'list-set-results-backoff'.B2:'list-set-results-backoff'.B15</svg:desc>
                </draw:g>
              </table:table-cell>
              <table:table-cell office:value-type="float" office:value="38257.8">
                <text:p>38257.8</text:p>
                <draw:g>
                  <svg:desc>'list-set-results-backoff'.C2:'list-set-results-backoff'.C15</svg:desc>
                </draw:g>
              </table:table-cell>
              <table:table-cell office:value-type="float" office:value="40323.8">
                <text:p>40323.8</text:p>
                <draw:g>
                  <svg:desc>'list-set-results-backoff'.D2:'list-set-results-backoff'.D15</svg:desc>
                </draw:g>
              </table:table-cell>
              <table:table-cell office:value-type="float" office:value="40715.1">
                <text:p>40715.1</text:p>
                <draw:g>
                  <svg:desc>'list-set-results-backoff'.E2:'list-set-results-backoff'.E15</svg:desc>
                </draw:g>
              </table:table-cell>
              <table:table-cell office:value-type="float" office:value="52167.9">
                <text:p>52167.9</text:p>
                <draw:g>
                  <svg:desc>'list-set-results-backoff'.F2:'list-set-results-backoff'.F15</svg:desc>
                </draw:g>
              </table:table-cell>
              <table:table-cell office:value-type="float" office:value="52190.6">
                <text:p>52190.6</text:p>
                <draw:g>
                  <svg:desc>'list-set-results-backoff'.G2:'list-set-results-backoff'.G15</svg:desc>
                </draw:g>
              </table:table-cell>
              <table:table-cell office:value-type="float" office:value="44116.7">
                <text:p>44116.7</text:p>
                <draw:g>
                  <svg:desc>'list-set-results-backoff'.H2:'list-set-results-backoff'.H15</svg:desc>
                </draw:g>
              </table:table-cell>
              <table:table-cell office:value-type="float" office:value="45791.9">
                <text:p>45791.9</text:p>
                <draw:g>
                  <svg:desc>'list-set-results-backoff'.I2:'list-set-results-backoff'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7236.3">
                <text:p>67236.3</text:p>
              </table:table-cell>
              <table:table-cell office:value-type="float" office:value="66558.4">
                <text:p>66558.4</text:p>
              </table:table-cell>
              <table:table-cell office:value-type="float" office:value="67343.3">
                <text:p>67343.3</text:p>
              </table:table-cell>
              <table:table-cell office:value-type="float" office:value="66748.5">
                <text:p>66748.5</text:p>
              </table:table-cell>
              <table:table-cell office:value-type="float" office:value="89984.5">
                <text:p>89984.5</text:p>
              </table:table-cell>
              <table:table-cell office:value-type="float" office:value="87251.8">
                <text:p>87251.8</text:p>
              </table:table-cell>
              <table:table-cell office:value-type="float" office:value="76442.6">
                <text:p>76442.6</text:p>
              </table:table-cell>
              <table:table-cell office:value-type="float" office:value="76665.5">
                <text:p>7666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1896.1">
                <text:p>61896.1</text:p>
              </table:table-cell>
              <table:table-cell office:value-type="float" office:value="61227.5">
                <text:p>61227.5</text:p>
              </table:table-cell>
              <table:table-cell office:value-type="float" office:value="61964.8">
                <text:p>61964.8</text:p>
              </table:table-cell>
              <table:table-cell office:value-type="float" office:value="62165.9">
                <text:p>62165.9</text:p>
              </table:table-cell>
              <table:table-cell office:value-type="float" office:value="78211.7">
                <text:p>78211.7</text:p>
              </table:table-cell>
              <table:table-cell office:value-type="float" office:value="78250.4">
                <text:p>78250.4</text:p>
              </table:table-cell>
              <table:table-cell office:value-type="float" office:value="68726.1">
                <text:p>68726.1</text:p>
              </table:table-cell>
              <table:table-cell office:value-type="float" office:value="69052.4">
                <text:p>6905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8566.9">
                <text:p>58566.9</text:p>
              </table:table-cell>
              <table:table-cell office:value-type="float" office:value="57924.6">
                <text:p>57924.6</text:p>
              </table:table-cell>
              <table:table-cell office:value-type="float" office:value="58872.9">
                <text:p>58872.9</text:p>
              </table:table-cell>
              <table:table-cell office:value-type="float" office:value="58303.2">
                <text:p>58303.2</text:p>
              </table:table-cell>
              <table:table-cell office:value-type="float" office:value="73189">
                <text:p>73189</text:p>
              </table:table-cell>
              <table:table-cell office:value-type="float" office:value="71526.6">
                <text:p>71526.6</text:p>
              </table:table-cell>
              <table:table-cell office:value-type="float" office:value="64450.7">
                <text:p>64450.7</text:p>
              </table:table-cell>
              <table:table-cell office:value-type="float" office:value="63871.7">
                <text:p>6387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6224.3">
                <text:p>56224.3</text:p>
              </table:table-cell>
              <table:table-cell office:value-type="float" office:value="55442">
                <text:p>55442</text:p>
              </table:table-cell>
              <table:table-cell office:value-type="float" office:value="55959.4">
                <text:p>55959.4</text:p>
              </table:table-cell>
              <table:table-cell office:value-type="float" office:value="55736.6">
                <text:p>55736.6</text:p>
              </table:table-cell>
              <table:table-cell office:value-type="float" office:value="66492.9">
                <text:p>66492.9</text:p>
              </table:table-cell>
              <table:table-cell office:value-type="float" office:value="66899.4">
                <text:p>66899.4</text:p>
              </table:table-cell>
              <table:table-cell office:value-type="float" office:value="60725.4">
                <text:p>60725.4</text:p>
              </table:table-cell>
              <table:table-cell office:value-type="float" office:value="60603.7">
                <text:p>60603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54570.1">
                <text:p>54570.1</text:p>
              </table:table-cell>
              <table:table-cell office:value-type="float" office:value="53301.9">
                <text:p>53301.9</text:p>
              </table:table-cell>
              <table:table-cell office:value-type="float" office:value="54701.4">
                <text:p>54701.4</text:p>
              </table:table-cell>
              <table:table-cell office:value-type="float" office:value="54937.7">
                <text:p>54937.7</text:p>
              </table:table-cell>
              <table:table-cell office:value-type="float" office:value="64336.1">
                <text:p>64336.1</text:p>
              </table:table-cell>
              <table:table-cell office:value-type="float" office:value="63992.8">
                <text:p>63992.8</text:p>
              </table:table-cell>
              <table:table-cell office:value-type="float" office:value="58134.8">
                <text:p>58134.8</text:p>
              </table:table-cell>
              <table:table-cell office:value-type="float" office:value="58606">
                <text:p>58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3166.4">
                <text:p>53166.4</text:p>
              </table:table-cell>
              <table:table-cell office:value-type="float" office:value="53182.8">
                <text:p>53182.8</text:p>
              </table:table-cell>
              <table:table-cell office:value-type="float" office:value="53284.8">
                <text:p>53284.8</text:p>
              </table:table-cell>
              <table:table-cell office:value-type="float" office:value="54031.3">
                <text:p>54031.3</text:p>
              </table:table-cell>
              <table:table-cell office:value-type="float" office:value="63641.5">
                <text:p>63641.5</text:p>
              </table:table-cell>
              <table:table-cell office:value-type="float" office:value="63004.9">
                <text:p>63004.9</text:p>
              </table:table-cell>
              <table:table-cell office:value-type="float" office:value="58282.2">
                <text:p>58282.2</text:p>
              </table:table-cell>
              <table:table-cell office:value-type="float" office:value="58025.5">
                <text:p>5802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52625.7">
                <text:p>52625.7</text:p>
              </table:table-cell>
              <table:table-cell office:value-type="float" office:value="52885.8">
                <text:p>52885.8</text:p>
              </table:table-cell>
              <table:table-cell office:value-type="float" office:value="53573.2">
                <text:p>53573.2</text:p>
              </table:table-cell>
              <table:table-cell office:value-type="float" office:value="53645.4">
                <text:p>53645.4</text:p>
              </table:table-cell>
              <table:table-cell office:value-type="float" office:value="61408.4">
                <text:p>61408.4</text:p>
              </table:table-cell>
              <table:table-cell office:value-type="float" office:value="61412.2">
                <text:p>61412.2</text:p>
              </table:table-cell>
              <table:table-cell office:value-type="float" office:value="55856.8">
                <text:p>55856.8</text:p>
              </table:table-cell>
              <table:table-cell office:value-type="float" office:value="55940.2">
                <text:p>5594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53804.8">
                <text:p>53804.8</text:p>
              </table:table-cell>
              <table:table-cell office:value-type="float" office:value="53995.8">
                <text:p>53995.8</text:p>
              </table:table-cell>
              <table:table-cell office:value-type="float" office:value="54709.6">
                <text:p>54709.6</text:p>
              </table:table-cell>
              <table:table-cell office:value-type="float" office:value="54201">
                <text:p>54201</text:p>
              </table:table-cell>
              <table:table-cell office:value-type="float" office:value="63783">
                <text:p>63783</text:p>
              </table:table-cell>
              <table:table-cell office:value-type="float" office:value="62102.8">
                <text:p>62102.8</text:p>
              </table:table-cell>
              <table:table-cell office:value-type="float" office:value="56154.9">
                <text:p>56154.9</text:p>
              </table:table-cell>
              <table:table-cell office:value-type="float" office:value="55496.4">
                <text:p>5549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3621">
                <text:p>53621</text:p>
              </table:table-cell>
              <table:table-cell office:value-type="float" office:value="53047.3">
                <text:p>53047.3</text:p>
              </table:table-cell>
              <table:table-cell office:value-type="float" office:value="53849.1">
                <text:p>53849.1</text:p>
              </table:table-cell>
              <table:table-cell office:value-type="float" office:value="53591.5">
                <text:p>53591.5</text:p>
              </table:table-cell>
              <table:table-cell office:value-type="float" office:value="61899">
                <text:p>61899</text:p>
              </table:table-cell>
              <table:table-cell office:value-type="float" office:value="58935.5">
                <text:p>58935.5</text:p>
              </table:table-cell>
              <table:table-cell office:value-type="float" office:value="54389.2">
                <text:p>54389.2</text:p>
              </table:table-cell>
              <table:table-cell office:value-type="float" office:value="53257">
                <text:p>532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53459.5">
                <text:p>53459.5</text:p>
              </table:table-cell>
              <table:table-cell office:value-type="float" office:value="53092.6">
                <text:p>53092.6</text:p>
              </table:table-cell>
              <table:table-cell office:value-type="float" office:value="53348.7">
                <text:p>53348.7</text:p>
              </table:table-cell>
              <table:table-cell office:value-type="float" office:value="53862.3">
                <text:p>53862.3</text:p>
              </table:table-cell>
              <table:table-cell office:value-type="float" office:value="59578.3">
                <text:p>59578.3</text:p>
              </table:table-cell>
              <table:table-cell office:value-type="float" office:value="59817.2">
                <text:p>59817.2</text:p>
              </table:table-cell>
              <table:table-cell office:value-type="float" office:value="56078.7">
                <text:p>56078.7</text:p>
              </table:table-cell>
              <table:table-cell office:value-type="float" office:value="54906.1">
                <text:p>54906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57751.5">
                <text:p>57751.5</text:p>
              </table:table-cell>
              <table:table-cell office:value-type="float" office:value="67257.6">
                <text:p>67257.6</text:p>
              </table:table-cell>
              <table:table-cell office:value-type="float" office:value="67821.7">
                <text:p>67821.7</text:p>
              </table:table-cell>
              <table:table-cell office:value-type="float" office:value="67884.2">
                <text:p>67884.2</text:p>
              </table:table-cell>
              <table:table-cell office:value-type="float" office:value="97861.7">
                <text:p>97861.7</text:p>
              </table:table-cell>
              <table:table-cell office:value-type="float" office:value="95304.6">
                <text:p>95304.6</text:p>
              </table:table-cell>
              <table:table-cell office:value-type="float" office:value="80886.7">
                <text:p>80886.7</text:p>
              </table:table-cell>
              <table:table-cell office:value-type="float" office:value="81958.6">
                <text:p>81958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63246">
                <text:p>63246</text:p>
              </table:table-cell>
              <table:table-cell office:value-type="float" office:value="66082">
                <text:p>66082</text:p>
              </table:table-cell>
              <table:table-cell office:value-type="float" office:value="67047">
                <text:p>67047</text:p>
              </table:table-cell>
              <table:table-cell office:value-type="float" office:value="66936.9">
                <text:p>66936.9</text:p>
              </table:table-cell>
              <table:table-cell office:value-type="float" office:value="97987.6">
                <text:p>97987.6</text:p>
              </table:table-cell>
              <table:table-cell office:value-type="float" office:value="95364.6">
                <text:p>95364.6</text:p>
              </table:table-cell>
              <table:table-cell office:value-type="float" office:value="81672.6">
                <text:p>81672.6</text:p>
              </table:table-cell>
              <table:table-cell office:value-type="float" office:value="81933.7">
                <text:p>8193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66071.7">
                <text:p>66071.7</text:p>
              </table:table-cell>
              <table:table-cell office:value-type="float" office:value="65000.2">
                <text:p>65000.2</text:p>
              </table:table-cell>
              <table:table-cell office:value-type="float" office:value="67817.9">
                <text:p>67817.9</text:p>
              </table:table-cell>
              <table:table-cell office:value-type="float" office:value="66008.6">
                <text:p>66008.6</text:p>
              </table:table-cell>
              <table:table-cell office:value-type="float" office:value="98138.1">
                <text:p>98138.1</text:p>
              </table:table-cell>
              <table:table-cell office:value-type="float" office:value="95377.6">
                <text:p>95377.6</text:p>
              </table:table-cell>
              <table:table-cell office:value-type="float" office:value="81910.4">
                <text:p>81910.4</text:p>
              </table:table-cell>
              <table:table-cell office:value-type="float" office:value="82208.4">
                <text:p>8220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